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Arial1" svg:font-family="Arial" style:font-family-generic="swiss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2" style:family="table">
      <style:table-properties style:width="16.591cm" style:rel-width="100%" fo:break-before="column" table:align="right" style:may-break-between-rows="false" style:writing-mode="lr-tb"/>
    </style:style>
    <style:style style:name="Tableau2.A" style:family="table-column">
      <style:table-column-properties style:column-width="8.29cm" style:rel-column-width="4805*"/>
    </style:style>
    <style:style style:name="Tableau2.B" style:family="table-column">
      <style:table-column-properties style:column-width="8.301cm" style:rel-column-width="4812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591cm" style:rel-width="100%" table:align="right" style:may-break-between-rows="false" style:writing-mode="lr-tb"/>
    </style:style>
    <style:style style:name="Tableau3.A" style:family="table-column">
      <style:table-column-properties style:column-width="8.29cm" style:rel-column-width="4805*"/>
    </style:style>
    <style:style style:name="Tableau3.B" style:family="table-column">
      <style:table-column-properties style:column-width="8.301cm" style:rel-column-width="4812*"/>
    </style:style>
    <style:style style:name="Tableau3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paragraph-rsid="0021bd1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paragraph-rsid="00258ab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10" style:family="paragraph" style:parent-style-name="Standard">
      <style:text-properties officeooo:paragraph-rsid="0021bd13"/>
    </style:style>
    <style:style style:name="P11" style:family="paragraph" style:parent-style-name="Standard">
      <style:text-properties officeooo:paragraph-rsid="00258ab2"/>
    </style:style>
    <style:style style:name="P12" style:family="paragraph" style:parent-style-name="Standard">
      <style:text-properties officeooo:paragraph-rsid="002aec3a"/>
    </style:style>
    <style:style style:name="P13" style:family="paragraph" style:parent-style-name="Standard">
      <style:text-properties officeooo:rsid="00305532" officeooo:paragraph-rsid="00305532"/>
    </style:style>
    <style:style style:name="P14" style:family="paragraph" style:parent-style-name="Standard2">
      <style:paragraph-properties fo:text-align="end" style:justify-single-word="false"/>
      <style:text-properties style:font-name="Liberation Sans" fo:font-size="2pt" fo:font-weight="bold" officeooo:paragraph-rsid="002aec3a" style:font-size-asian="2pt" style:font-weight-asian="bold" style:font-size-complex="2pt" style:font-weight-complex="bold"/>
    </style:style>
    <style:style style:name="P15" style:family="paragraph" style:parent-style-name="Standard2">
      <style:text-properties style:font-name="Liberation Sans" fo:font-size="2pt" fo:font-weight="bold" officeooo:paragraph-rsid="002aec3a" style:font-size-asian="2pt" style:font-weight-asian="bold" style:font-size-complex="2pt" style:font-weight-complex="bold"/>
    </style:style>
    <style:style style:name="P16" style:family="paragraph" style:parent-style-name="Standard2">
      <style:paragraph-properties fo:text-align="end" style:justify-single-word="false"/>
      <style:text-properties style:font-name="Liberation Sans" fo:font-weight="bold" officeooo:paragraph-rsid="002aec3a" style:font-weight-asian="bold" style:font-weight-complex="bold"/>
    </style:style>
    <style:style style:name="P17" style:family="paragraph" style:parent-style-name="Standard2">
      <style:text-properties style:font-name="Liberation Sans" fo:font-weight="bold" officeooo:paragraph-rsid="002aec3a" style:font-weight-asian="bold" style:font-weight-complex="bold"/>
    </style:style>
    <style:style style:name="P18" style:family="paragraph" style:parent-style-name="Standard2">
      <style:text-properties style:font-name="Liberation Sans" fo:font-weight="bold" officeooo:rsid="003300e3" officeooo:paragraph-rsid="002aec3a" style:font-weight-asian="bold" style:font-weight-complex="bold"/>
    </style:style>
    <style:style style:name="P19" style:family="paragraph" style:parent-style-name="Standard2">
      <style:paragraph-properties fo:text-align="end" style:justify-single-word="false"/>
      <style:text-properties style:font-name="Liberation Sans" fo:font-weight="bold" officeooo:rsid="003300e3" officeooo:paragraph-rsid="002aec3a" style:font-weight-asian="bold" style:font-weight-complex="bold"/>
    </style:style>
    <style:style style:name="P20" style:family="paragraph" style:parent-style-name="Standard2">
      <style:paragraph-properties fo:text-align="end" style:justify-single-word="false"/>
      <style:text-properties style:font-name="Liberation Sans" fo:font-weight="bold" officeooo:rsid="003300e3" officeooo:paragraph-rsid="002d8e27" style:font-weight-asian="bold" style:font-weight-complex="bold"/>
    </style:style>
    <style:style style:name="P21" style:family="paragraph" style:parent-style-name="Standard2">
      <style:text-properties style:font-name="Liberation Sans" fo:font-weight="bold" officeooo:rsid="003300e3" officeooo:paragraph-rsid="002d8e27" style:font-weight-asian="bold" style:font-weight-complex="bold"/>
    </style:style>
    <style:style style:name="P22" style:family="paragraph" style:parent-style-name="Standard" style:master-page-name="">
      <loext:graphic-properties draw:fill="none"/>
      <style:paragraph-properties fo:margin-left="0.7cm" fo:margin-right="0cm" fo:orphans="2" fo:widows="2" fo:text-indent="-0.7cm" style:auto-text-indent="false" style:page-number="auto" fo:background-color="transparent" style:writing-mode="lr-tb"/>
      <style:text-properties officeooo:paragraph-rsid="001f8dde"/>
    </style:style>
    <style:style style:name="P23" style:family="paragraph" style:parent-style-name="Standard" style:master-page-name="">
      <loext:graphic-properties draw:fill="none"/>
      <style:paragraph-properties fo:margin-left="0.7cm" fo:margin-right="0cm" fo:orphans="2" fo:widows="2" fo:text-indent="-0.7cm" style:auto-text-indent="false" style:page-number="auto" fo:background-color="transparent" style:writing-mode="lr-tb"/>
      <style:text-properties officeooo:paragraph-rsid="00210b6f"/>
    </style:style>
    <style:style style:name="P24" style:family="paragraph" style:parent-style-name="Standard">
      <style:paragraph-properties fo:padding-left="0.049cm" fo:padding-right="0.049cm" fo:padding-top="0.101cm" fo:padding-bottom="0.101cm" fo:border="0.06pt solid #000000" style:shadow="none"/>
      <style:text-properties style:text-underline-style="none" fo:font-weight="bold" officeooo:paragraph-rsid="0027b2da" style:font-weight-asian="bold" style:font-weight-complex="bold"/>
    </style:style>
    <style:style style:name="P25" style:family="paragraph" style:parent-style-name="Standard">
      <style:paragraph-properties fo:padding-left="0.049cm" fo:padding-right="0.049cm" fo:padding-top="0.101cm" fo:padding-bottom="0.101cm" fo:border="0.06pt solid #000000" style:shadow="none"/>
      <style:text-properties fo:font-weight="bold" officeooo:paragraph-rsid="0027b2da" style:font-weight-asian="bold" style:font-weight-complex="bold"/>
    </style:style>
    <style:style style:name="P26" style:family="paragraph" style:parent-style-name="Standard" style:master-page-name="Standard">
      <style:paragraph-properties fo:text-align="center" style:justify-single-word="false" style:page-number="1"/>
      <style:text-properties style:font-name="Tahoma1" fo:font-size="14pt" style:text-underline-style="solid" style:text-underline-width="auto" style:text-underline-color="font-color" fo:font-weight="bold" style:font-size-asian="14pt" style:font-weight-asian="bold" style:font-name-complex="Tahoma1" style:font-size-complex="14pt" style:font-weight-complex="bold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9" style:family="paragraph">
      <style:paragraph-properties fo:margin-top="0cm" fo:margin-bottom="0cm" fo:line-height="100%" fo:text-align="start" style:text-autospace="ideograph-alpha" style:line-break="strict" style:writing-mode="lr-tb"/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6f986f"/>
    </style:style>
    <style:style style:name="T3" style:family="text">
      <style:text-properties officeooo:rsid="0031166d"/>
    </style:style>
    <style:style style:name="T4" style:family="text">
      <style:text-properties officeooo:rsid="003300e3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Séance du <text:text-input text:description="">self.Title()</text:text-input></text:p>
      <text:p text:style-name="P9"/>
      <text:p text:style-name="P3">ORDRE DU JOUR</text:p>
      <text:p text:style-name="Standard"/>
      <text:p text:style-name="P3">Séance publique :</text:p>
      <text:section text:style-name="Sect1" text:name="Section6">
        <text:p text:style-name="P22"><office:annotation><dc:date>2007-09-24T00:00:00</dc:date><text:p>do section- for item in self.adapted().getPrintableItems(itemUids, privacy='public', oralQuestion=False)</text:p></office:annotation><text:text-input text:description="">item.getItemNumber(relativeTo='meeting', for_display=True)</text:text-input>.<text:tab/><text:text-input text:description="">item.Title()</text:text-input></text:p>
      </text:section>
      <text:p text:style-name="Standard"/>
      <text:p text:style-name="P3">Séance à huis clos :</text:p>
      <text:section text:style-name="Sect1" text:name="Section7">
        <text:p text:style-name="P23"><office:annotation><dc:date>2007-09-24T00:00:00</dc:date><text:p>do section- for item in self.adapted().getPrintableItems(itemUids, privacy='secret', oralQuestion=False)</text:p></office:annotation><text:text-input text:description="">item.getItemNumber(relativeTo='meeting', for_display=True)</text:text-input>.<text:tab/><text:text-input text:description="">item.Title()</text:text-input></text:p>
      </text:section>
      <text:p text:style-name="Standard"/>
      <text:p text:style-name="P3"><text:span text:style-name="T3">Composition de l’assemblée </text:span>:</text:p>
      <text:p text:style-name="Standard"><office:annotation><dc:creator>Gauthier Bastien</dc:creator><dc:date>2011-04-18T10:10:11</dc:date><text:p text:style-name="P27"><text:span text:style-name="T11">do text if self.get_assembly()</text:span></text:p><text:p text:style-name="P27"><text:span text:style-name="T11">from xhtml(view.printAssembly())</text:span></text:p></office:annotation>Assemblée</text:p>
      <text:p text:style-name="P13"><office:annotation><dc:creator>Auteur inconnu</dc:creator><dc:date>2019-02-13T21:27:13</dc:date><text:p text:style-name="P28"><text:span text:style-name="T10">do text if self.get_attendees()</text:span></text:p><text:p text:style-name="P29"><text:span text:style-name="T10">from xhtml(view.print_attendees_by_type(render_as_html=True))</text:span></text:p></office:annotation>Présents</text:p>
      <text:p text:style-name="Standard"/>
      <text:p text:style-name="Standard"><office:annotation><dc:creator>Gauthier Bastien</dc:creator><dc:date>2011-04-18T10:10:47</dc:date><text:p text:style-name="P27"><text:span text:style-name="T8">do text if view.is_not_empty('observations')</text:span></text:p><text:p text:style-name="P27"><text:span text:style-name="T8">from xhtml(view.printXhtml(self, self.observations.output))</text:span></text:p></office:annotation>Observations sur la séance<text:line-break/></text:p>
      <text:section text:style-name="Sect1" text:name="Section1">
        <text:p text:style-name="Standard"><text:span text:style-name="T1"><office:annotation><dc:creator>Gauthier Bastien</dc:creator><dc:date>2011-04-18T11:35:15</dc:date><text:p text:style-name="P27"><text:span text:style-name="T6">do section if len(</text:span><text:span text:style-name="T9">self.adapted().getPrintableItems(itemUids, listTypes=['late'], oralQuestion=True)) &gt; 0</text:span></text:p></office:annotation></text:span><text:span text:style-name="T1">Questions orales:</text:span></text:p>
        <text:section text:style-name="Sect1" text:name="Section8">
          <text:p text:style-name="P5"><office:annotation><dc:creator>Gauthier Bastien</dc:creator><dc:date>2011-04-18T10:11:54</dc:date><text:p text:style-name="P27"><text:span text:style-name="T8">do section- for item in self.adapted().getPrintableItems(itemUids, listTypes=['late'], oralQuestion=True)</text:span></text:p></office:annotation>De <text:text-input text:description="">item.displayValue(item.listCategories(), item.getCategory())</text:text-input></text:p>
          <text:p text:style-name="P5"><text:text-input text:description="">item.Title()</text:text-input></text:p>
          <text:p text:style-name="P10"><office:annotation><dc:creator>Gauthier Bastien</dc:creator><dc:date>2011-04-18T11:37:54</dc:date><text:p text:style-name="P27"><text:span text:style-name="T8">do text</text:span></text:p><text:p text:style-name="P27"><text:span text:style-name="T8">from xhtml(view.printXhtml(item, item.Description()))</text:span></text:p></office:annotation>Description de la question orale</text:p>
        </text:section>
        <text:p text:style-name="Standard"/>
        <text:p text:style-name="Standard">Le Conseil accepte. <text:s/>Ces points seront discutés en fin de séance publique.</text:p>
      </text:section>
      <text:p text:style-name="Standard"/>
      <text:p text:style-name="P4">SEANCE PUBLIQUE</text:p>
      <text:section text:style-name="Sect1" text:name="Section2">
        <text:p text:style-name="Standard"><office:annotation><dc:creator>Gauthier Bastien</dc:creator><dc:date>2011-04-18T11:40:28</dc:date><text:p text:style-name="P27"><text:span text:style-name="T6">do section- for item in self.adapted().getPrintableItems(itemUids, privacy='public', oralQuestion=False)</text:span></text:p></office:annotation></text:p>
        <text:p text:style-name="P24">OBJET N°<text:text-input text:description="">item.getItemNumber(relativeTo='meeting', for_display=True)</text:text-input> : <text:text-input text:description="">item.Title()</text:text-input></text:p>
        <text:p text:style-name="Standard"><office:annotation><dc:creator>Gauthier Bastien</dc:creator><dc:date>2011-04-18T11:45:56</dc:date><text:p text:style-name="P27"><text:span text:style-name="T6">do text</text:span></text:p><text:p text:style-name="P27"><text:span text:style-name="T6">from xhtml(view.printXhtml(item, (item.getMotivation(), '&lt;p&gt;&lt;strong&gt;DECIDE:&lt;/strong&gt;&lt;/p&gt;', item.getDecision())))</text:span></text:p></office:annotation>Décision/Délibération</text:p>
        <text:p text:style-name="Standard"/>
        <text:section text:style-name="Sect1" text:name="Section5">
          <text:p text:style-name="P3"><office:annotation><dc:creator>Gauthier Bastien</dc:creator><dc:date>2011-04-18T12:05:04</dc:date><text:p text:style-name="P27"><text:span text:style-name="T6">do section- if item.getObservations()</text:span></text:p></office:annotation>Interventions :</text:p>
          <text:p text:style-name="Standard"><office:annotation><dc:creator>Gauthier Bastien</dc:creator><dc:date>2011-04-18T11:47:30</dc:date><text:p text:style-name="P27"><text:span text:style-name="T6">do text</text:span></text:p><text:p text:style-name="P27"><text:span text:style-name="T6">from xhtml(view.printXhtml(item, item.getObservations()))</text:span></text:p></office:annotation>Interventions/Observations</text:p>
        </text:section>
        <text:p text:style-name="Standard"/>
      </text:section>
      <text:section text:style-name="Sect1" text:name="Section3">
        <text:p text:style-name="P8">Le Président de la séance procède à l'examen des questions orales :</text:p>
        <text:p text:style-name="P7"/>
        <text:p text:style-name="P2"><text:span text:style-name="T1"><office:annotation><dc:creator>Gauthier Bastien</dc:creator><dc:date>2011-04-18T11:35:15</dc:date><text:p text:style-name="P27"><text:span text:style-name="T6">do section- if len(</text:span><text:span text:style-name="T9">self.adapted().getPrintableItems(itemUids, listTypes=['late'], oralQuestion=True)) &gt; 0</text:span></text:p></office:annotation></text:span><text:span text:style-name="T1">QUESTIONS ORALES<text:line-break/></text:span></text:p>
        <text:section text:style-name="Sect1" text:name="Section9">
          <text:p text:style-name="P6"><office:annotation><dc:creator>Gauthier Bastien</dc:creator><dc:date>2011-04-18T10:11:54</dc:date><text:p text:style-name="P27"><text:span text:style-name="T8">do section- for item in self.adapted().getPrintableItems(itemUids, listTypes=['late'], oralQuestion=True)</text:span></text:p></office:annotation>De <text:text-input text:description="">item.displayValue(item.listCategories(), item.getCategory())</text:text-input></text:p>
          <text:p text:style-name="P6"><text:text-input text:description="">item.Title()</text:text-input></text:p>
          <text:p text:style-name="P11"><office:annotation><dc:creator>Gauthier Bastien</dc:creator><dc:date>2011-04-18T11:37:54</dc:date><text:p text:style-name="P27"><text:span text:style-name="T8">do text</text:span></text:p><text:p text:style-name="P27"><text:span text:style-name="T8">from xhtml(view.printXhtml(item, item.Description()))</text:span></text:p></office:annotation>Description de la question orale</text:p>
          <text:p text:style-name="P11"><office:annotation><dc:creator>Gauthier Bastien</dc:creator><dc:date>2011-04-18T11:51:02</dc:date><text:p text:style-name="P27"><text:span text:style-name="T7">do text</text:span></text:p><text:p text:style-name="P27"><text:span text:style-name="T7">from xhtml(view.printXhtml(item, (item.getMotivation(), '&lt;p&gt;&lt;strong&gt;DECIDE:&lt;/strong&gt;&lt;/p&gt;', item.getDecision())))</text:span></text:p></office:annotation>Réponse de la question orale</text:p>
          <text:p text:style-name="P6"><office:annotation><dc:creator>Gauthier Bastien</dc:creator><dc:date>2011-04-18T12:05:04</dc:date><text:p text:style-name="P27"><text:span text:style-name="T6">do text if item.getObservations()</text:span></text:p></office:annotation>Interventions :</text:p>
          <text:p text:style-name="P11"><office:annotation><dc:creator>Gauthier Bastien</dc:creator><dc:date>2011-04-18T11:51:39</dc:date><text:p text:style-name="P27"><text:span text:style-name="T8">do text</text:span></text:p><text:p text:style-name="P27"><text:span text:style-name="T8">from xhtml(view.printXhtml(item, item.getObservations()))</text:span></text:p></office:annotation>Interventions sur la question orale</text:p>
        </text:section>
        <text:p text:style-name="Standard"/>
      </text:section>
      <text:p text:style-name="Standard"/>
      <text:p text:style-name="P4">SEANCES A HUIS CLOS</text:p>
      <text:section text:style-name="Sect1" text:name="Section4">
        <text:p text:style-name="Standard"><office:annotation><dc:creator>Gauthier Bastien</dc:creator><dc:date>2011-04-18T11:40:28</dc:date><text:p text:style-name="P27"><text:span text:style-name="T6">do section- for item in self.adapted().getPrintableItems(itemUids, privacy='secret', oralQuestion=False)</text:span></text:p></office:annotation></text:p>
        <text:p text:style-name="P25">OBJET N°<text:text-input text:description="">item.getItemNumber(relativeTo='meeting', for_display=True)</text:text-input> : <text:text-input text:description="">item.Title()</text:text-input></text:p>
        <text:p text:style-name="Standard"><office:annotation><dc:creator>Gauthier Bastien</dc:creator><dc:date>2011-04-18T11:45:56</dc:date><text:p text:style-name="P27"><text:span text:style-name="T7">do text</text:span></text:p><text:p text:style-name="P27"><text:span text:style-name="T7">from xhtml(view.printXhtml(item, (item.getMotivation(), '&lt;p&gt;&lt;strong&gt;DECIDE:&lt;/strong&gt;&lt;/p&gt;', item.getDecision())))</text:span></text:p></office:annotation>Décision/Délibération</text:p>
        <text:p text:style-name="Standard"/>
        <text:section text:style-name="Sect1" text:name="Section10">
          <text:p text:style-name="P3"><office:annotation><dc:creator>Gauthier Bastien</dc:creator><dc:date>2011-04-18T12:05:04</dc:date><text:p text:style-name="P27"><text:span text:style-name="T6">do section- if item.getObservations()</text:span></text:p></office:annotation>Interventions :</text:p>
          <text:p text:style-name="Standard"><office:annotation><dc:creator>Gauthier Bastien</dc:creator><dc:date>2011-04-18T11:47:30</dc:date><text:p text:style-name="P27"><text:span text:style-name="T6">do text</text:span></text:p><text:p text:style-name="P27"><text:span text:style-name="T6">from xhtml(printXhtml(item, item.getObservations()))</text:span></text:p></office:annotation>Interventions/Observations</text:p>
        </text:section>
      </text:section>
      <text:p text:style-name="Standard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5"><office:annotation><dc:creator>Auteur inconnu</dc:creator><dc:date>2017-02-15T15:46:12</dc:date><text:p text:style-name="P27"><text:span text:style-name="T5">do table if self.get_signatures()</text:span></text:p></office:annotation></text:p>
          </table:table-cell>
          <table:table-cell table:style-name="Tableau2.A1" office:value-type="string">
            <text:p text:style-name="P14"/>
          </table:table-cell>
        </table:table-row>
        <table:table-row>
          <table:table-cell table:style-name="Tableau2.A1" office:value-type="string">
            <text:p text:style-name="P18"><text:text-input text:description="">self.get_signatures().split('\n')[0]</text:text-input></text:p>
          </table:table-cell>
          <table:table-cell table:style-name="Tableau2.A1" office:value-type="string">
            <text:p text:style-name="P19"><text:text-input text:description="">self.get_signatures().split('\n')[2]</text:text-input></text:p>
          </table:table-cell>
        </table:table-row>
        <table:table-row>
          <table:table-cell table:style-name="Tableau2.A1" office:value-type="string">
            <text:p text:style-name="P17">(s) <text:span text:style-name="T4"><text:text-input text:description="">self.get_signatures().split('\n')[1]</text:text-input></text:span></text:p>
          </table:table-cell>
          <table:table-cell table:style-name="Tableau2.A1" office:value-type="string">
            <text:p text:style-name="P16">(s) <text:span text:style-name="T4"><text:text-input text:description="">self.get_signatures().split('\n')[3]</text:text-input></text:span></text:p>
          </table:table-cell>
        </table:table-row>
      </table:table>
      <text:p text:style-name="P12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table:number-columns-spanned="2" office:value-type="string">
            <text:p text:style-name="P15"><office:annotation><dc:creator>Auteur inconnu</dc:creator><dc:date>2017-02-15T15:46:12</dc:date><text:p text:style-name="P27"><text:span text:style-name="T5">do table if not self.get_signatures()</text:span></text:p></office:annotation></text:p>
          </table:table-cell>
          <table:covered-table-cell/>
        </table:table-row>
        <table:table-row>
          <table:table-cell table:style-name="Tableau3.A1" office:value-type="string">
            <text:p text:style-name="P21"><text:text-input text:description="">self.get_signatories(the_objects=True, by_signature_number=True)['1'].get_prefix_for_gender_and_number(include_value=True)</text:text-input></text:p>
          </table:table-cell>
          <table:table-cell table:style-name="Tableau3.A1" office:value-type="string">
            <text:p text:style-name="P20"><text:text-input text:description="">self.get_signatories(the_objects=True, by_signature_number=True)['2'].get_prefix_for_gender_and_number(include_value=True)</text:text-input></text:p>
          </table:table-cell>
        </table:table-row>
        <table:table-row>
          <table:table-cell table:style-name="Tableau3.A1" office:value-type="string">
            <text:p text:style-name="P17"><text:span text:style-name="T2">(s) </text:span><text:span text:style-name="T2"><text:text-input text:description="">self.get_signatories(the_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16"><text:span text:style-name="T2">(s) </text:span><text:span text:style-name="T2"><text:text-input text:description="">self.get_signatories(the_objects=True, by_signature_number=True)['2'].get_person_title(include_person_title=False)</text:text-input>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Arial1" svg:font-family="Arial" style:font-family-generic="swiss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family="Tahoma" style:font-style-name="Normal" style:font-family-generic="swiss" style:font-pitch="variable" fo:font-size="10pt" fo:language="fr" fo:country="B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Tahoma4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4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4" style:font-family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951cm" fo:margin-right="2.798cm" fo:margin-top="0cm" fo:margin-bottom="0cm" loext:contextual-spacing="false" fo:text-align="justify" style:justify-single-word="false" fo:text-indent="-0.049cm" style:auto-text-indent="false" fo:keep-with-next="always"/>
      <style:text-properties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23cm" fo:margin-right="0cm" fo:margin-top="0.423cm" fo:margin-bottom="0.423cm" loext:contextual-spacing="false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23cm" fo:margin-right="0cm" fo:margin-top="0.423cm" fo:margin-bottom="0.423cm" loext:contextual-spacing="false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01cm" fo:margin-right="1.247cm" fo:margin-top="0cm" fo:margin-bottom="0cm" loext:contextual-spacing="false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-left="4.501cm" fo:margin-right="2.798cm" fo:margin-top="0cm" fo:margin-bottom="0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1" fo:font-family="Tahoma" style:font-family-generic="swiss" style:font-pitch="variable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font-family="Times" style:font-family-generic="roman" style:font-pitch="variable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7z1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0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16cm" fo:margin-left="0cm" fo:margin-right="0cm" fo:margin-top="0.21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une de Sambreville</meta:initial-creator>
    <meta:creation-date>2011-04-05T10:28:00</meta:creation-date>
    <dc:date>2021-01-25T10:00:11.172623760</dc:date>
    <meta:print-date>2011-04-06T15:03:00</meta:print-date>
    <meta:editing-cycles>114</meta:editing-cycles>
    <meta:editing-duration>PT17H22M19S</meta:editing-duration>
    <meta:generator>LibreOffice/5.1.6.2$Linux_X86_64 LibreOffice_project/10m0$Build-2</meta:generator>
    <meta:document-statistic meta:table-count="2" meta:image-count="0" meta:object-count="0" meta:page-count="2" meta:paragraph-count="45" meta:word-count="174" meta:character-count="1749" meta:non-whitespace-character-count="1659"/>
    <meta:user-defined meta:name="_AuthorEmail"/>
    <meta:user-defined meta:name="_AuthorEmailDisplayName"/>
    <meta:user-defined meta:name="_EmailSubject"/>
  </office:meta>
</office:document-meta>
</file>